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91ce3" officeooo:paragraph-rsid="00091ce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91ce3" officeooo:paragraph-rsid="00091ce3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a8e20" officeooo:paragraph-rsid="000a8e2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a8e20" officeooo:paragraph-rsid="000c8724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c8724" officeooo:paragraph-rsid="000c872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c8724" officeooo:paragraph-rsid="000f9bcc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f9bcc" officeooo:paragraph-rsid="000f9bc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16247" officeooo:paragraph-rsid="0011624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16247" officeooo:paragraph-rsid="0011d3b2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35dfc" officeooo:paragraph-rsid="00135df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49fcb" officeooo:paragraph-rsid="00149fcb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58c69" officeooo:paragraph-rsid="00158c69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a8e20" officeooo:paragraph-rsid="000a8e20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5c50c" officeooo:paragraph-rsid="00192b43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6c6e1" officeooo:paragraph-rsid="0016c6e1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6c6e1" officeooo:paragraph-rsid="00192b43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58c69" officeooo:paragraph-rsid="00158c69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49fcb" officeooo:paragraph-rsid="001b1c9c" style:font-weight-asian="normal" style:font-weight-complex="normal"/>
    </style:style>
    <style:style style:name="T1" style:family="text">
      <style:text-properties officeooo:rsid="000a8e20"/>
    </style:style>
    <style:style style:name="T2" style:family="text">
      <style:text-properties officeooo:rsid="000c8724"/>
    </style:style>
    <style:style style:name="T3" style:family="text">
      <style:text-properties officeooo:rsid="000f9bcc"/>
    </style:style>
    <style:style style:name="T4" style:family="text">
      <style:text-properties officeooo:rsid="00116247"/>
    </style:style>
    <style:style style:name="T5" style:family="text">
      <style:text-properties officeooo:rsid="0011d3b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16247" style:font-weight-asian="bold" style:font-weight-complex="bold"/>
    </style:style>
    <style:style style:name="T8" style:family="text">
      <style:text-properties officeooo:rsid="00149fcb"/>
    </style:style>
    <style:style style:name="T9" style:family="text">
      <style:text-properties officeooo:rsid="0015c50c"/>
    </style:style>
    <style:style style:name="T10" style:family="text">
      <style:text-properties officeooo:rsid="0016c6e1"/>
    </style:style>
    <style:style style:name="T11" style:family="text">
      <style:text-properties officeooo:rsid="001734b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TUTORIAL</text:p>
      <text:p text:style-name="P2">1) saving and sharing program listnings are common programmer problems. One should find git repository as great solution for publication.</text:p>
      <text:p text:style-name="P3">2) sign up to GitHub or Bitbucket</text:p>
      <text:p text:style-name="P3">3) install git program:</text:p>
      <text:p text:style-name="P3"><text:tab/>#sudo apt-get install git</text:p>
      <text:p text:style-name="P3">4) configure github account:</text:p>
      <text:p text:style-name="P3"><text:tab/>#git config --global user.email „<text:a xlink:type="simple" xlink:href="mailto:githubAccount@email" text:style-name="Internet_20_link" text:visited-style-name="Visited_20_Internet_20_Link">githubAccount@email</text:a>”</text:p>
      <text:p text:style-name="P3"><text:tab/>#git config –global user.name „githubUser”</text:p>
      <text:p text:style-name="P3">5) add local repository for creating new project</text:p>
      <text:p text:style-name="P3"><text:tab/>#git init</text:p>
      <text:p text:style-name="P3">6) create new repository on your Github account ( via internet explorer ) and add locally:</text:p>
      <text:p text:style-name="P3"><text:tab/>#git remote add origin <text:a xlink:type="simple" xlink:href="https://fromGitHubAccountRepositoryAddress/" text:style-name="Internet_20_link" text:visited-style-name="Visited_20_Internet_20_Link">https://fromGitHubAccountRepositoryAddress</text:a></text:p>
      <text:p text:style-name="P15"><text:tab/>####git locally-stored remote origin in separate directory (git files)</text:p>
      <text:p text:style-name="P16"><text:tab/>#mkdir <text:span text:style-name="T9">pathToLocalOriginDirectory</text:span> &amp;&amp; cd <text:s/><text:span text:style-name="T9">pathToLocalOriginDirectory</text:span></text:p>
      <text:p text:style-name="P15"><text:tab/>#git init</text:p>
      <text:p text:style-name="P15"><text:tab/>#cd repositoryPath</text:p>
      <text:p text:style-name="P14"><text:tab/>#git remote add origin pathToLocalOriginDirectory<text:line-break/><text:span text:style-name="T11"><text:tab/>#git checkout -b main #create new branch "main"<text:line-break/><text:tab/>#git push --set-upstream origin main #only first push must point to remote, and repo branch</text:span></text:p>
      <text:p text:style-name="P3">7) write / add some code and add to repository:</text:p>
      <text:p text:style-name="P3"><text:tab/>#git status</text:p>
      <text:p text:style-name="P3"><text:tab/>#git add .</text:p>
      <text:p text:style-name="P3">8) local repo save:</text:p>
      <text:p text:style-name="P3"><text:tab/>#git commit -m „comments on your code publically avaiable”</text:p>
      <text:p text:style-name="P3">9) first remote repo save:</text:p>
      <text:p text:style-name="P3"><text:tab/>#git push –set-upstream origin master</text:p>
      <text:p text:style-name="P3">10) standard remote repo save ( P.S. for basic usage above mentioned steps are sufficient! ):</text:p>
      <text:p text:style-name="P3"><text:tab/>#git push</text:p>
      <text:p text:style-name="P3"/>
      <text:p text:style-name="P3">11) add new<text:span text:style-name="T10">/delete</text:span> brach ( f. e. there are more than one programmer ) to repo:</text:p>
      <text:p text:style-name="P3"><text:tab/>#git branch branchName</text:p>
      <text:p text:style-name="P15"><text:tab/>#git branch -d branchDeleted</text:p>
      <text:p text:style-name="P3">12) branch programms view:</text:p>
      <text:p text:style-name="P3"><text:tab/>#git checkout branchName</text:p>
      <text:p text:style-name="P3">13) first save remotely branch:</text:p>
      <text:p text:style-name="P3"><text:tab/>#git push –set-upstream origin branchName</text:p>
      <text:p text:style-name="P3">14) standard remote repo save:</text:p>
      <text:p text:style-name="P3"><text:tab/>#git push origin branchName</text:p>
      <text:p text:style-name="P3">15) <text:span text:style-name="T2">join ( merge ) few branches in one:</text:span></text:p>
      <text:p text:style-name="P3"><text:tab/><text:span text:style-name="T2">#git merge origin/branchName</text:span></text:p>
      <text:p text:style-name="P3"><text:tab/><text:span text:style-name="T2">#git push</text:span></text:p>
      <text:p text:style-name="P5">16) joining conflicts – meld package:</text:p>
      <text:p text:style-name="P5"><text:tab/>#sudo apt-get install meld</text:p>
      <text:p text:style-name="P5"><text:tab/>#git mergetool</text:p>
      <text:p text:style-name="P5"><text:tab/>#git commit -m „comments on branches joining”</text:p>
      <text:p text:style-name="P6"><text:tab/>#git push<text:line-break/><text:span text:style-name="T3">17) commits and local changes management:</text:span></text:p>
      <text:p text:style-name="P7"><text:tab/>#sudo apt-get install -y gitk git-gui<text:line-break/><text:tab/>#gitk <text:tab/><text:tab/>#commits<text:line-break/><text:tab/>#git gui<text:tab/>#local changes <text:line-break/><text:soft-page-break/>18) add new files as single lines or pieces:<text:line-break/><text:tab/>#git add -N .</text:p>
      <text:p text:style-name="P7">19) pull remote changes as information only:<text:line-break/><text:tab/>#git fetch --all</text:p>
      <text:p text:style-name="P9">20) make patches to official code:</text:p>
      <text:p text:style-name="P9"><text:span text:style-name="T5"><text:tab/>#git clone https://www.github.com/uset/repo.git</text:span><text:line-break/><text:tab/>#git branch #list all branches in repository</text:p>
      <text:p text:style-name="P10"><text:tab/><text:tab/>*main</text:p>
      <text:p text:style-name="P8"><text:tab/>#git checkout -b SPECIALIZED_DEVELOPMENT #create new branch</text:p>
      <text:p text:style-name="P8"><text:tab/>#git checkout <text:s/>SPECIALIZED_DEVELOPMENT</text:p>
      <text:p text:style-name="P10"><text:tab/>#git branch</text:p>
      <text:p text:style-name="P10"><text:tab/><text:tab/>*<text:span text:style-name="T4">SPECIALIZED_DEVELOPMENT</text:span></text:p>
      <text:p text:style-name="P10"><text:tab/><text:tab/> <text:s/>main</text:p>
      <text:p text:style-name="P10"><text:tab/>####apply changes to code</text:p>
      <text:p text:style-name="P10"><text:tab/>#git status</text:p>
      <text:p text:style-name="P10"><text:tab/>#git add .</text:p>
      <text:p text:style-name="P10"><text:tab/>#git commit -m "approved changes"</text:p>
      <text:p text:style-name="P10"><text:tab/>#git format-patch main #point comparison branch<text:span text:style-name="T8"> with all commit's patches, or:</text:span></text:p>
      <text:p text:style-name="P12"><text:tab/>#git format-patch main -o patches #all patches will be put into directory "patches", or:</text:p>
      <text:p text:style-name="P18"><text:tab/>#git log #list all commits with fingerprints</text:p>
      <text:p text:style-name="P11"><text:tab/>#git format patch -1 selected_single_fingerprint_from_git_log main</text:p>
      <text:p text:style-name="P10"><text:tab/>#git checkout main</text:p>
      <text:p text:style-name="P10">21) apply patches from <text:span text:style-name="T7">SPECIALIZED_DEVELOPMENT</text:span> branch to <text:span text:style-name="T6">main</text:span> branch</text:p>
      <text:p text:style-name="P11"><text:tab/>#git checkout main</text:p>
      <text:p text:style-name="P12"><text:tab/>#for p in `ls -1 patchesPath/*.patch`; do git am $p; done <text:s/>#apply all changes to main code</text:p>
      <text:p text:style-name="P10"><text:tab/>#<text:span text:style-name="T8">git am 00010-approved-changes.patch</text:span></text:p>
      <text:p text:style-name="P11"><text:tab/>#git log</text:p>
      <text:p text:style-name="P7"/>
      <text:p text:style-name="P7"/>
      <text:p text:style-name="P5">1) downloading some repository from Internet - firstly<text:span text:style-name="T1"> install git program:</text:span></text:p>
      <text:p text:style-name="P4"><text:tab/>#sudo apt-get install git</text:p>
      <text:p text:style-name="P4"><text:span text:style-name="T2">2</text:span>) configure github account:</text:p>
      <text:p text:style-name="P4"><text:tab/>#git config --global user.email „<text:a xlink:type="simple" xlink:href="mailto:githubAccount@email" text:style-name="Internet_20_link" text:visited-style-name="Visited_20_Internet_20_Link">githubAccount@email</text:a>”</text:p>
      <text:p text:style-name="P4"><text:tab/>#git config –global user.name „githubUser”</text:p>
      <text:p text:style-name="P5">3) download ( clone ) repo:</text:p>
      <text:p text:style-name="P5"><text:tab/>git clone <text:a xlink:type="simple" xlink:href="https://repositoryAddress/" text:style-name="Internet_20_link" text:visited-style-name="Visited_20_Internet_20_Link">https://repositoryAddres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08:40:22.490569923</meta:creation-date>
    <dc:date>2020-12-11T15:49:57.552015533</dc:date>
    <meta:editing-duration>PT41M13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2" meta:paragraph-count="74" meta:word-count="470" meta:character-count="3191" meta:non-whitespace-character-count="2729"/>
  </office:meta>
</office:document-meta>
</file>